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806cm" fo:min-width="11.046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807cm" fo:min-width="11.046cm" fo:padding-top="0.166cm" fo:padding-bottom="0.166cm" fo:padding-left="0.291cm" fo:padding-right="0.291cm"/>
    </style:style>
    <style:style style:name="gr3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809cm" fo:min-width="11.046cm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6cm" fo:min-width="2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2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2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1.158cm"/>
    </style:style>
    <style:style style:name="gr8" style:family="graphic" style:parent-style-name="standard">
      <style:graphic-properties svg:stroke-width="0.053cm" svg:stroke-color="#adc5e7" draw:marker-start-width="0.279cm" draw:marker-end-width="0.279cm" draw:fill-color="#adc5e7" draw:textarea-horizontal-align="justify" draw:textarea-vertical-align="middle" draw:auto-grow-height="false" fo:min-height="0.678cm" fo:min-width="10.94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7a19a" draw:marker-start-width="0.279cm" draw:marker-end-width="0.279cm" draw:fill-color="#f7a19a" draw:textarea-horizontal-align="justify" draw:textarea-vertical-align="middle" draw:auto-grow-height="false" fo:min-height="0.621cm" fo:min-width="10.943cm" fo:padding-top="0.151cm" fo:padding-bottom="0.151cm" fo:padding-left="0.276cm" fo:padding-right="0.2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3cm" svg:stroke-color="#f7a19a" draw:marker-start-width="0.279cm" draw:marker-end-width="0.279cm" draw:fill-color="#f7a19a" draw:textarea-horizontal-align="justify" draw:textarea-vertical-align="middle" draw:auto-grow-height="false" fo:min-height="0.651cm" fo:min-width="10.943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1.8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8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97cm"/>
    </style:style>
    <style:style style:name="gr16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adc5e7"/>
      <style:paragraph-properties fo:text-align="center"/>
      <style:text-properties fo:font-size="18pt"/>
    </style:style>
    <style:style style:name="P5" style:family="paragraph">
      <loext:graphic-properties draw:fill-color="#f7a19a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color="#3399ff" fo:font-size="18pt" fo:font-weight="bold"/>
    </style:style>
    <style:style style:name="P8" style:family="paragraph">
      <loext:graphic-properties draw:fill="none" draw:fill-color="#ffffff"/>
      <style:text-properties fo:color="#ff420e" fo:font-size="18pt" fo:font-weight="bold"/>
    </style:style>
    <style:style style:name="T1" style:family="text">
      <style:text-properties fo:color="#3399ff" fo:font-weight="bold"/>
    </style:style>
    <style:style style:name="T2" style:family="text">
      <style:text-properties fo:color="#ff420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628cm" svg:height="2.138cm" svg:x="5.792cm" svg:y="4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28cm" svg:height="2.139cm" svg:x="5.792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628cm" svg:height="2.141cm" svg:x="5.792cm" svg:y="8.4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28cm" svg:height="2.138cm" svg:x="5.792cm" svg:y="10.5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557cm" svg:height="1.376cm" svg:x="9.432cm" svg:y="1.7cm">
          <draw:text-box>
            <text:p text:style-name="P2">Segmented IQ</text:p>
          </draw:text-box>
        </draw:frame>
        <draw:frame draw:style-name="gr5" draw:text-style-name="P3" draw:layer="layout" svg:width="4.709cm" svg:height="1.224cm" svg:x="6.218cm" svg:y="3.069cm">
          <draw:text-box>
            <text:p text:style-name="P2">1st stag field</text:p>
          </draw:text-box>
        </draw:frame>
        <draw:frame draw:style-name="gr6" draw:text-style-name="P3" draw:layer="layout" svg:width="4.929cm" svg:height="1.224cm" svg:x="10.791cm" svg:y="3.071cm">
          <draw:text-box>
            <text:p text:style-name="P2">2nd stag field</text:p>
          </draw:text-box>
        </draw:frame>
        <draw:frame draw:style-name="gr7" draw:text-style-name="P3" draw:layer="layout" svg:width="2.822cm" svg:height="1.224cm" svg:x="15.066cm" svg:y="3.073cm">
          <draw:text-box>
            <text:p text:style-name="P2">others</text:p>
          </draw:text-box>
        </draw:frame>
        <draw:custom-shape draw:style-name="gr8" draw:text-style-name="P4" draw:layer="layout" svg:width="11.495cm" svg:height="0.98cm" svg:x="5.848cm" svg:y="4.1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495cm" svg:height="0.923cm" svg:x="5.848cm" svg:y="5.274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792cm" svg:y1="4.675cm" svg:x2="17.42cm" svg:y2="4.675cm">
          <text:p/>
        </draw:line>
        <draw:line draw:style-name="gr10" draw:text-style-name="P6" draw:layer="layout" svg:x1="5.792cm" svg:y1="5.743cm" svg:x2="17.42cm" svg:y2="5.743cm">
          <text:p/>
        </draw:line>
        <draw:custom-shape draw:style-name="gr8" draw:text-style-name="P4" draw:layer="layout" svg:width="11.495cm" svg:height="0.98cm" svg:x="5.848cm" svg:y="6.3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495cm" svg:height="0.923cm" svg:x="5.867cm" svg:y="7.404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792cm" svg:y1="6.813cm" svg:x2="17.42cm" svg:y2="6.813cm">
          <text:p/>
        </draw:line>
        <draw:line draw:style-name="gr10" draw:text-style-name="P6" draw:layer="layout" svg:x1="5.792cm" svg:y1="7.884cm" svg:x2="17.42cm" svg:y2="7.884cm">
          <text:p/>
        </draw:line>
        <draw:custom-shape draw:style-name="gr8" draw:text-style-name="P4" draw:layer="layout" svg:width="11.495cm" svg:height="0.98cm" svg:x="5.867cm" svg:y="8.4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495cm" svg:height="0.923cm" svg:x="5.848cm" svg:y="9.533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792cm" svg:y1="8.952cm" svg:x2="17.42cm" svg:y2="8.952cm">
          <text:p/>
        </draw:line>
        <draw:line draw:style-name="gr10" draw:text-style-name="P6" draw:layer="layout" svg:x1="5.792cm" svg:y1="10.022cm" svg:x2="17.42cm" svg:y2="10.022cm">
          <text:p/>
        </draw:line>
        <draw:custom-shape draw:style-name="gr8" draw:text-style-name="P4" draw:layer="layout" svg:width="11.495cm" svg:height="0.98cm" svg:x="5.848cm" svg:y="10.6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1.495cm" svg:height="0.953cm" svg:x="5.867cm" svg:y="11.666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792cm" svg:y1="11.093cm" svg:x2="17.42cm" svg:y2="11.093cm">
          <text:p/>
        </draw:line>
        <draw:line draw:style-name="gr10" draw:text-style-name="P6" draw:layer="layout" svg:x1="5.792cm" svg:y1="12.163cm" svg:x2="17.42cm" svg:y2="12.163cm">
          <text:p/>
        </draw:line>
        <draw:line draw:style-name="gr12" draw:text-style-name="P6" draw:layer="layout" svg:x1="15.115cm" svg:y1="4.14cm" svg:x2="15.115cm" svg:y2="12.697cm">
          <text:p/>
        </draw:line>
        <draw:line draw:style-name="gr12" draw:text-style-name="P6" draw:layer="layout" svg:x1="10.529cm" svg:y1="4.14cm" svg:x2="10.529cm" svg:y2="12.697cm">
          <text:p/>
        </draw:line>
        <draw:frame draw:style-name="gr13" draw:text-style-name="P3" draw:layer="layout" svg:width="2.213cm" svg:height="1.08cm" svg:x="4.042cm" svg:y="5.141cm">
          <draw:text-box>
            <text:p text:style-name="P2">(0,1)</text:p>
          </draw:text-box>
        </draw:frame>
        <draw:frame draw:style-name="gr13" draw:text-style-name="P3" draw:layer="layout" svg:width="2.213cm" svg:height="1.08cm" svg:x="4.042cm" svg:y="4.243cm">
          <draw:text-box>
            <text:p text:style-name="P2">(0,0)</text:p>
          </draw:text-box>
        </draw:frame>
        <draw:frame draw:style-name="gr13" draw:text-style-name="P3" draw:layer="layout" svg:width="2.213cm" svg:height="1.08cm" svg:x="4.042cm" svg:y="7.228cm">
          <draw:text-box>
            <text:p text:style-name="P2">(1,1)</text:p>
          </draw:text-box>
        </draw:frame>
        <draw:frame draw:style-name="gr13" draw:text-style-name="P3" draw:layer="layout" svg:width="2.213cm" svg:height="1.08cm" svg:x="4.042cm" svg:y="6.331cm">
          <draw:text-box>
            <text:p text:style-name="P2">(1,0)</text:p>
          </draw:text-box>
        </draw:frame>
        <draw:frame draw:style-name="gr13" draw:text-style-name="P3" draw:layer="layout" svg:width="2.213cm" svg:height="1.08cm" svg:x="4.042cm" svg:y="9.401cm">
          <draw:text-box>
            <text:p text:style-name="P2">(2,1)</text:p>
          </draw:text-box>
        </draw:frame>
        <draw:frame draw:style-name="gr14" draw:text-style-name="P3" draw:layer="layout" svg:width="2.213cm" svg:height="1.079cm" svg:x="4.042cm" svg:y="8.504cm">
          <draw:text-box>
            <text:p text:style-name="P2">(2,0)</text:p>
          </draw:text-box>
        </draw:frame>
        <draw:frame draw:style-name="gr14" draw:text-style-name="P3" draw:layer="layout" svg:width="2.213cm" svg:height="1.079cm" svg:x="4.042cm" svg:y="11.489cm">
          <draw:text-box>
            <text:p text:style-name="P2">(3,1)</text:p>
          </draw:text-box>
        </draw:frame>
        <draw:frame draw:style-name="gr13" draw:text-style-name="P3" draw:layer="layout" svg:width="2.213cm" svg:height="1.08cm" svg:x="4.042cm" svg:y="10.591cm">
          <draw:text-box>
            <text:p text:style-name="P2">(3,0)</text:p>
          </draw:text-box>
        </draw:frame>
        <draw:line draw:style-name="gr12" draw:text-style-name="P6" draw:layer="layout" svg:x1="5.734cm" svg:y1="6.252cm" svg:x2="17.477cm" svg:y2="6.252cm">
          <text:p/>
        </draw:line>
        <draw:line draw:style-name="gr12" draw:text-style-name="P6" draw:layer="layout" svg:x1="5.734cm" svg:y1="8.404cm" svg:x2="17.477cm" svg:y2="8.404cm">
          <text:p/>
        </draw:line>
        <draw:line draw:style-name="gr12" draw:text-style-name="P6" draw:layer="layout" svg:x1="5.734cm" svg:y1="10.533cm" svg:x2="17.477cm" svg:y2="10.533cm">
          <text:p/>
        </draw:line>
        <draw:frame draw:style-name="gr15" draw:text-style-name="P7" draw:layer="layout" svg:width="3.023cm" svg:height="1.673cm" svg:x="17.277cm" svg:y="4.217cm">
          <draw:text-box>
            <text:p text:style-name="P2"><text:span text:style-name="T1">S-seg 0</text:span></text:p>
          </draw:text-box>
        </draw:frame>
        <draw:frame draw:style-name="gr15" draw:text-style-name="P8" draw:layer="layout" svg:width="3.023cm" svg:height="1.673cm" svg:x="17.277cm" svg:y="5.168cm">
          <draw:text-box>
            <text:p text:style-name="P2"><text:span text:style-name="T2">S-seg 1</text:span></text:p>
          </draw:text-box>
        </draw:frame>
        <draw:frame draw:style-name="gr15" draw:text-style-name="P3" draw:layer="layout" svg:width="2.947cm" svg:height="1.673cm" svg:x="1.5cm" svg:y="4.595cm">
          <draw:text-box>
            <text:p text:style-name="P2">M-seg 0</text:p>
          </draw:text-box>
        </draw:frame>
        <draw:frame draw:style-name="gr13" draw:text-style-name="P3" draw:layer="layout" svg:width="3.5cm" svg:height="1.08cm" svg:x="1.5cm" svg:y="6.597cm">
          <draw:text-box>
            <text:p text:style-name="P2">M-seg 1</text:p>
          </draw:text-box>
        </draw:frame>
        <draw:frame draw:style-name="gr13" draw:text-style-name="P3" draw:layer="layout" svg:width="3.5cm" svg:height="1.08cm" svg:x="1.5cm" svg:y="8.772cm">
          <draw:text-box>
            <text:p text:style-name="P2">M-seg 2</text:p>
          </draw:text-box>
        </draw:frame>
        <draw:frame draw:style-name="gr13" draw:text-style-name="P3" draw:layer="layout" svg:width="3.5cm" svg:height="1.08cm" svg:x="1.5cm" svg:y="10.859cm">
          <draw:text-box>
            <text:p text:style-name="P2">M-seg 3</text:p>
          </draw:text-box>
        </draw:frame>
        <draw:frame draw:style-name="gr15" draw:text-style-name="P7" draw:layer="layout" svg:width="3.023cm" svg:height="1.673cm" svg:x="17.277cm" svg:y="6.305cm">
          <draw:text-box>
            <text:p text:style-name="P2"><text:span text:style-name="T1">S-seg 0</text:span></text:p>
          </draw:text-box>
        </draw:frame>
        <draw:frame draw:style-name="gr15" draw:text-style-name="P8" draw:layer="layout" svg:width="3.023cm" svg:height="1.673cm" svg:x="17.277cm" svg:y="7.256cm">
          <draw:text-box>
            <text:p text:style-name="P2"><text:span text:style-name="T2">S-seg 1</text:span></text:p>
          </draw:text-box>
        </draw:frame>
        <draw:frame draw:style-name="gr15" draw:text-style-name="P7" draw:layer="layout" svg:width="3.023cm" svg:height="1.673cm" svg:x="17.277cm" svg:y="8.582cm">
          <draw:text-box>
            <text:p text:style-name="P2"><text:span text:style-name="T1">S-seg 0</text:span></text:p>
          </draw:text-box>
        </draw:frame>
        <draw:frame draw:style-name="gr15" draw:text-style-name="P8" draw:layer="layout" svg:width="3.023cm" svg:height="1.673cm" svg:x="17.277cm" svg:y="9.533cm">
          <draw:text-box>
            <text:p text:style-name="P2"><text:span text:style-name="T2">S-seg 1</text:span></text:p>
          </draw:text-box>
        </draw:frame>
        <draw:frame draw:style-name="gr15" draw:text-style-name="P7" draw:layer="layout" svg:width="3.023cm" svg:height="1.673cm" svg:x="17.277cm" svg:y="10.67cm">
          <draw:text-box>
            <text:p text:style-name="P2"><text:span text:style-name="T1">S-seg 0</text:span></text:p>
          </draw:text-box>
        </draw:frame>
        <draw:frame draw:style-name="gr15" draw:text-style-name="P8" draw:layer="layout" svg:width="3.023cm" svg:height="1.673cm" svg:x="17.277cm" svg:y="11.62cm">
          <draw:text-box>
            <text:p text:style-name="P2"><text:span text:style-name="T2">S-seg 1</text:span></text:p>
          </draw:text-box>
        </draw:frame>
        <draw:line draw:style-name="gr16" draw:text-style-name="P6" draw:layer="layout" svg:x1="5.792cm" svg:y1="9.487cm" svg:x2="17.42cm" svg:y2="9.487cm">
          <text:p/>
        </draw:line>
        <draw:line draw:style-name="gr16" draw:text-style-name="P6" draw:layer="layout" svg:x1="5.792cm" svg:y1="11.643cm" svg:x2="17.42cm" svg:y2="11.643cm">
          <text:p/>
        </draw:line>
        <draw:line draw:style-name="gr16" draw:text-style-name="P6" draw:layer="layout" svg:x1="5.792cm" svg:y1="7.366cm" svg:x2="17.42cm" svg:y2="7.366cm">
          <text:p/>
        </draw:line>
        <draw:line draw:style-name="gr16" draw:text-style-name="P6" draw:layer="layout" svg:x1="5.792cm" svg:y1="5.227cm" svg:x2="17.42cm" svg:y2="5.2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30T23:28:59.351425673</dc:date>
    <meta:editing-duration>PT5H59M8S</meta:editing-duration>
    <meta:editing-cycles>31</meta:editing-cycles>
    <meta:generator>LibreOffice/6.0.7.3$Linux_X86_64 LibreOffice_project/00m0$Build-3</meta:generator>
    <meta:document-statistic meta:object-count="53"/>
  </office:meta>
</office:document-meta>
</file>